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gSoft/LabBD</text:p>
      <text:p text:style-name="Text_20_body"/>
      <text:h text:style-name="Heading_20_1" text:outline-level="1">Conceito</text:h>
      <text:p text:style-name="Text_20_body">Ter uma plataforma que una alunos a professores, onde os professores poderão oferecer cursos, os quais terão video , texto e materiais que ajudem os alunos.</text:p>
      <text:p text:style-name="Text_20_body">Cada curso tera um fórum onde os alunos poderão interagir entre si e com os professores, além de salas de aula virtuais com materiais referentes a cada aula.</text:p>
      <text:p text:style-name="Text_20_body"/>
      <text:h text:style-name="Heading_20_1" text:outline-level="1">Requistos (Esboço)</text:h>
      <text:list xml:id="list1546046107" text:style-name="L5">
        <text:list-item>
          <text:p text:style-name="P5">O usuário poderá se cadastrar no sistema, afim de acessar seu conteúdo</text:p>
        </text:list-item>
        <text:list-item>
          <text:p text:style-name="P5">O usuário terá uma tela com todos os cursos disponíveis no sistema</text:p>
        </text:list-item>
        <text:list-item>
          <text:p text:style-name="P5">Usuário pode criar e disponibilizar um curso e assim se tornar professor desse curso</text:p>
        </text:list-item>
        <text:list-item>
          <text:p text:style-name="P5">Dentro do curso terão diversas aulas, onde outros usuários (alunos ou professores) estarão inscritos também</text:p>
        </text:list-item>
        <text:list-item>
          <text:p text:style-name="P5">Cada aula terá o conteúdo disponível pelo professor, que pode ser vídeo, texto, …</text:p>
        </text:list-item>
        <text:list-item>
          <text:p text:style-name="P5">Cada aula terá alguns tópicos de discussão no fórum do curso </text:p>
        </text:list-item>
        <text:list-item>
          <text:p text:style-name="P5">Os fóruns terão tópicos que podem ou não ter relacionamento com a aula, ou seja, poderão ter tópicos não relacionados à aula</text:p>
        </text:list-item>
      </text:list>
      <text:p text:style-name="Text_20_body"/>
      <text:h text:style-name="Heading_20_1" text:outline-level="1">Regras de Negócio (esboço)</text:h>
      <text:list xml:id="list1891886995" text:continue-numbering="true" text:style-name="L5">
        <text:list-item>
          <text:p text:style-name="P5">Mais de um professor por curso</text:p>
        </text:list-item>
        <text:list-item>
          <text:p text:style-name="P5">Cursos serão organizados por tags, então terão categorias e subcategorias de cursos</text:p>
        </text:list-item>
        <text:list-item>
          <text:p text:style-name="P5">Tera ranking de cursos, onde os alunos irão votar nos cursos</text:p>
        </text:list-item>
        <text:list-item>
          <text:p text:style-name="P5">A pagina da aula funciona como um tópico no fórum, mas os comentários não estarão habilitados (para simplificar a ideia)</text:p>
        </text:list-item>
      </text:list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Tudo que foi discutido na primeira reunião:</text:h>
      <text:h text:style-name="Heading_20_1" text:outline-level="1">Escopo Inicial</text:h>
      <text:list xml:id="list9806034981" text:style-name="L1">
        <text:list-item>
          <text:p text:style-name="P1">Os usuários (classe genérica) vão poder se cadastrar no sistema</text:p>
        </text:list-item>
        <text:list-item>
          <text:p text:style-name="P1">Usuário pode criar disponibilizar um curso e assim se torna professor</text:p>
        </text:list-item>
        <text:list-item>
          <text:p text:style-name="P1">Dentro do curso terão diversas aulas</text:p>
        </text:list-item>
        <text:list-item>
          <text:p text:style-name="P1">Os fóruns terão tópicos que podem ou não ter relacionamento com a aula</text:p>
        </text:list-item>
        <text:list-item>
          <text:p text:style-name="P1">Apos logar o usuário ira ver todas os cursos que são oferecidos</text:p>
        </text:list-item>
        <text:list-item>
          <text:p text:style-name="P1">Mais de um professor por curso</text:p>
        </text:list-item>
        <text:list-item>
          <text:p text:style-name="P1">A pagina da aula funciona como um tópico no fórum, mas os comentários não estarão habilitados (para simplificar a ideia)</text:p>
        </text:list-item>
        <text:list-item>
          <text:p text:style-name="P1">Tera ranking de cursos, onde os alunos irão votar nos cursos</text:p>
        </text:list-item>
        <text:list-item>
          <text:p text:style-name="P1">Cursos serão organizados por tags, então terão categorias e subcategorias de cursos</text:p>
        </text:list-item>
      </text:list>
      <text:p text:style-name="Text_20_body"/>
      <text:h text:style-name="Heading_20_1" text:outline-level="1">Ideias que serão implementadas posteriormente</text:h>
      <text:list xml:id="list2173147599" text:style-name="L2">
        <text:list-item>
          <text:p text:style-name="P2">Os comentários dos tópicos serão como replies do facebook, então cada reply gera uma subconversa</text:p>
        </text:list-item>
        <text:list-item>
          <text:p text:style-name="P2">Usuários receberão notificação de um tópico sempre que poste algo num tópico ou que deseja segui-lo</text:p>
        </text:list-item>
        <text:list-item>
          <text:p text:style-name="P2">Ter PMs(private messages) entre alunos e professores</text:p>
        </text:list-item>
      </text:list>
      <text:p text:style-name="Text_20_body"/>
      <text:h text:style-name="Heading_20_1" text:outline-level="1">Telas</text:h>
      <text:list xml:id="list1065911240" text:style-name="L3">
        <text:list-item>
          <text:p text:style-name="P3">Login</text:p>
        </text:list-item>
        <text:list-item>
          <text:p text:style-name="P3">Cadastro</text:p>
        </text:list-item>
        <text:list-item>
          <text:p text:style-name="P3">Todos os cursos disponíveis</text:p>
        </text:list-item>
        <text:list-item>
          <text:p text:style-name="P3">Curso</text:p>
        </text:list-item>
        <text:list-item>
          <text:p text:style-name="P3">Aula</text:p>
        </text:list-item>
        <text:list-item>
          <text:p text:style-name="P3">usuário</text:p>
        </text:list-item>
        <text:list-item>
          <text:p text:style-name="P3"><text:soft-page-break/>Cursos que usuário esta cursando</text:p>
        </text:list-item>
        <text:list-item>
          <text:p text:style-name="P3">Fórum do curso</text:p>
        </text:list-item>
        <text:list-item>
          <text:p text:style-name="P3">Configurações pessoais</text:p>
        </text:list-item>
      </text:list>
      <text:h text:style-name="Heading_20_1" text:outline-level="1">Todo</text:h>
      <text:list xml:id="list2035883594" text:style-name="L4">
        <text:list-item>
          <text:p text:style-name="P4">Pesquisar Becrypt ou S Crypt (criptografia)</text:p>
        </text:list-item>
      </text:list>
      <text:p text:style-name="Text_20_body"/>
      <text:p text:style-name="Text_20_body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21:49:57.493527442</meta:creation-date>
    <dc:date>2015-08-25T09:32:29</dc:date>
    <meta:editing-duration>PT12M35S</meta:editing-duration>
    <meta:editing-cycles>6</meta:editing-cycles>
    <meta:generator>LibreOffice/3.5$Linux_x86 LibreOffice_project/350m1$Build-2</meta:generator>
    <dc:creator>Danilo Aleixo Aleixo Gomes de Souza</dc:creator>
    <meta:document-statistic meta:table-count="0" meta:image-count="0" meta:object-count="0" meta:page-count="3" meta:paragraph-count="44" meta:word-count="424" meta:character-count="2416" meta:non-whitespace-character-count="2068"/>
  </office:meta>
</office:document-meta>
</file>